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252" table:style-name="ce6">
            <text:p>9,252</text:p>
          </table:table-cell>
          <table:table-cell office:value-type="float" office:value="8354.3461448744129" table:style-name="ce7">
            <text:p>8,354.35</text:p>
          </table:table-cell>
          <table:table-cell office:value-type="float" office:value="18077" table:style-name="ce6">
            <text:p>18,077</text:p>
          </table:table-cell>
          <table:table-cell office:value-type="float" office:value="16822.186024353148" table:style-name="ce7">
            <text:p>16,822.19</text:p>
          </table:table-cell>
          <table:table-cell office:value-type="float" office:value="11547" table:style-name="ce6">
            <text:p>11,547</text:p>
          </table:table-cell>
          <table:table-cell office:value-type="float" office:value="11201.727072821803" table:style-name="ce7">
            <text:p>11,201.73</text:p>
          </table:table-cell>
          <table:table-cell office:value-type="float" office:value="4429" table:style-name="ce6">
            <text:p>4,429</text:p>
          </table:table-cell>
          <table:table-cell office:value-type="float" office:value="4337.9951801806028" table:style-name="ce7">
            <text:p>4,338.00</text:p>
          </table:table-cell>
          <table:table-cell office:value-type="float" office:value="345" table:style-name="ce6">
            <text:p>345</text:p>
          </table:table-cell>
          <table:table-cell office:value-type="float" office:value="340.70000000009998" table:style-name="ce7">
            <text:p>340.70</text:p>
          </table:table-cell>
          <table:table-cell office:value-type="float" office:value="181" table:style-name="ce6">
            <text:p>181</text:p>
          </table:table-cell>
          <table:table-cell office:value-type="float" office:value="177.30126079560003" table:style-name="ce7">
            <text:p>177.30</text:p>
          </table:table-cell>
          <table:table-cell office:value-type="float" office:value="43831" table:style-name="ce8">
            <text:p>43,831</text:p>
          </table:table-cell>
          <table:table-cell office:value-type="float" office:value="41234.255683025658" table:style-name="ce9">
            <text:p>41,234.26</text:p>
          </table:table-cell>
          <table:table-cell office:value-type="float" office:value="4939" table:style-name="ce6">
            <text:p>4,939</text:p>
          </table:table-cell>
          <table:table-cell office:value-type="float" office:value="4756.9902753691977" table:style-name="ce7">
            <text:p>4,756.99</text:p>
          </table:table-cell>
          <table:table-cell office:value-type="float" office:value="683" table:style-name="ce6">
            <text:p>683</text:p>
          </table:table-cell>
          <table:table-cell office:value-type="float" office:value="678.1928402085" table:style-name="ce7">
            <text:p>678.1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622" table:style-name="ce8">
            <text:p>5,622</text:p>
          </table:table-cell>
          <table:table-cell office:value-type="float" office:value="5435.1831155776981" table:style-name="ce9">
            <text:p>5,435.18</text:p>
          </table:table-cell>
          <table:table-cell table:style-name="ce7"/>
          <table:table-cell office:value-type="float" office:value="49453" table:style-name="ce8">
            <text:p>49,453</text:p>
          </table:table-cell>
          <table:table-cell office:value-type="float" office:value="46669.438798603354" table:style-name="ce9">
            <text:p>46,669.44</text:p>
          </table:table-cell>
          <table:table-cell office:value-type="currency" office:value="115598112.19" table:style-name="ce10">
            <text:p>£115,598,112.19</text:p>
          </table:table-cell>
          <table:table-cell office:value-type="currency" office:value="12452450.39000001" table:style-name="ce10">
            <text:p>£12,452,450.39</text:p>
          </table:table-cell>
          <table:table-cell office:value-type="currency" office:value="53020.330000000075" table:style-name="ce10">
            <text:p>£53,020.33</text:p>
          </table:table-cell>
          <table:table-cell office:value-type="currency" office:value="2307627.5" table:style-name="ce10">
            <text:p>£2,307,627.50</text:p>
          </table:table-cell>
          <table:table-cell office:value-type="currency" office:value="33598042.759999998" table:style-name="ce10">
            <text:p>£33,598,042.76</text:p>
          </table:table-cell>
          <table:table-cell office:value-type="currency" office:value="13247021.969999999" table:style-name="ce10">
            <text:p>£13,247,021.97</text:p>
          </table:table-cell>
          <table:table-cell office:value-type="currency" office:value="177256275.14000002" table:style-name="ce11">
            <text:p>£177,256,275.14</text:p>
          </table:table-cell>
          <table:table-cell office:value-type="currency" office:value="26358640.119999997" table:style-name="ce10">
            <text:p>£26,358,640.12</text:p>
          </table:table-cell>
          <table:table-cell office:value-type="currency" office:value="18894222.789999999" table:style-name="ce10">
            <text:p>£18,894,222.79</text:p>
          </table:table-cell>
          <table:table-cell office:value-type="currency" office:value="45252862.909999996" table:style-name="ce11">
            <text:p>£45,252,862.91</text:p>
          </table:table-cell>
          <table:table-cell office:value-type="currency" office:value="222509138.05000001" table:style-name="ce12">
            <text:p>£222,509,138.05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0" table:style-name="ce6">
            <text:p>410</text:p>
          </table:table-cell>
          <table:table-cell office:value-type="float" office:value="309.8" table:style-name="ce7">
            <text:p>309.80</text:p>
          </table:table-cell>
          <table:table-cell office:value-type="float" office:value="316" table:style-name="ce6">
            <text:p>316</text:p>
          </table:table-cell>
          <table:table-cell office:value-type="float" office:value="282.39" table:style-name="ce7">
            <text:p>282.39</text:p>
          </table:table-cell>
          <table:table-cell office:value-type="float" office:value="448" table:style-name="ce6">
            <text:p>448</text:p>
          </table:table-cell>
          <table:table-cell office:value-type="float" office:value="432.66" table:style-name="ce7">
            <text:p>432.66</text:p>
          </table:table-cell>
          <table:table-cell office:value-type="float" office:value="210" table:style-name="ce6">
            <text:p>210</text:p>
          </table:table-cell>
          <table:table-cell office:value-type="float" office:value="205.81" table:style-name="ce7">
            <text:p>205.81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394" table:style-name="ce8">
            <text:p>1,394</text:p>
          </table:table-cell>
          <table:table-cell office:value-type="float" office:value="1240.6600000000001" table:style-name="ce9">
            <text:p>1,240.6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7">
            <text:p>17.00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9">
            <text:p>17.00</text:p>
          </table:table-cell>
          <table:table-cell table:style-name="ce7"/>
          <table:table-cell office:value-type="float" office:value="1411" table:style-name="ce8">
            <text:p>1,411</text:p>
          </table:table-cell>
          <table:table-cell office:value-type="float" office:value="1257.6600000000001" table:style-name="ce9">
            <text:p>1,257.66</text:p>
          </table:table-cell>
          <table:table-cell office:value-type="currency" office:value="4736146.3100000005" table:style-name="ce10">
            <text:p>£4,736,146.31</text:p>
          </table:table-cell>
          <table:table-cell office:value-type="currency" office:value="22202.32" table:style-name="ce10">
            <text:p>£22,202.32</text:p>
          </table:table-cell>
          <table:table-cell office:value-type="currency" office:value="0" table:style-name="ce10">
            <text:p>£0.00</text:p>
          </table:table-cell>
          <table:table-cell office:value-type="currency" office:value="181888.96" table:style-name="ce10">
            <text:p>£181,888.96</text:p>
          </table:table-cell>
          <table:table-cell office:value-type="currency" office:value="810471.99" table:style-name="ce10">
            <text:p>£810,471.99</text:p>
          </table:table-cell>
          <table:table-cell office:value-type="currency" office:value="550226.27" table:style-name="ce10">
            <text:p>£550,226.27</text:p>
          </table:table-cell>
          <table:table-cell office:value-type="currency" office:value="6300935.8500000015" table:style-name="ce11">
            <text:p>£6,300,935.85</text:p>
          </table:table-cell>
          <table:table-cell office:value-type="currency" office:value="308938.64" table:style-name="ce10">
            <text:p>£308,938.64</text:p>
          </table:table-cell>
          <table:table-cell office:value-type="currency" office:value="0" table:style-name="ce10">
            <text:p>£0.00</text:p>
          </table:table-cell>
          <table:table-cell office:value-type="currency" office:value="308938.64" table:style-name="ce11">
            <text:p>£308,938.64</text:p>
          </table:table-cell>
          <table:table-cell office:value-type="currency" office:value="6609874.4900000012" table:style-name="ce12">
            <text:p>£6,609,874.4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7" table:style-name="ce6">
            <text:p>177</text:p>
          </table:table-cell>
          <table:table-cell office:value-type="float" office:value="171.9" table:style-name="ce7">
            <text:p>171.90</text:p>
          </table:table-cell>
          <table:table-cell office:value-type="float" office:value="422" table:style-name="ce6">
            <text:p>422</text:p>
          </table:table-cell>
          <table:table-cell office:value-type="float" office:value="399.6" table:style-name="ce7">
            <text:p>399.60</text:p>
          </table:table-cell>
          <table:table-cell office:value-type="float" office:value="399" table:style-name="ce6">
            <text:p>399</text:p>
          </table:table-cell>
          <table:table-cell office:value-type="float" office:value="392.2" table:style-name="ce7">
            <text:p>392.20</text:p>
          </table:table-cell>
          <table:table-cell office:value-type="float" office:value="42" table:style-name="ce6">
            <text:p>42</text:p>
          </table:table-cell>
          <table:table-cell office:value-type="float" office:value="41.2" table:style-name="ce7">
            <text:p>41.20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7">
            <text:p>1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54" table:style-name="ce8">
            <text:p>1,054</text:p>
          </table:table-cell>
          <table:table-cell office:value-type="float" office:value="1018.9000000000001" table:style-name="ce9">
            <text:p>1,018.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1055" table:style-name="ce8">
            <text:p>1,055</text:p>
          </table:table-cell>
          <table:table-cell office:value-type="float" office:value="1019.9000000000001" table:style-name="ce9">
            <text:p>1,019.90</text:p>
          </table:table-cell>
          <table:table-cell office:value-type="currency" office:value="3213364" table:style-name="ce10">
            <text:p>£3,213,364.00</text:p>
          </table:table-cell>
          <table:table-cell office:value-type="currency" office:value="124200" table:style-name="ce10">
            <text:p>£124,20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9451" table:style-name="ce10">
            <text:p>£9,451.00</text:p>
          </table:table-cell>
          <table:table-cell office:value-type="currency" office:value="878663" table:style-name="ce10">
            <text:p>£878,663.00</text:p>
          </table:table-cell>
          <table:table-cell office:value-type="currency" office:value="367181" table:style-name="ce10">
            <text:p>£367,181.00</text:p>
          </table:table-cell>
          <table:table-cell office:value-type="currency" office:value="4592859" table:style-name="ce11">
            <text:p>£4,592,859.00</text:p>
          </table:table-cell>
          <table:table-cell office:value-type="currency" office:value="3360" table:style-name="ce10">
            <text:p>£3,36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3360" table:style-name="ce11">
            <text:p>£3,360.00</text:p>
          </table:table-cell>
          <table:table-cell office:value-type="currency" office:value="4596219" table:style-name="ce12">
            <text:p>£4,596,219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" table:style-name="ce6">
            <text:p>9</text:p>
          </table:table-cell>
          <table:table-cell office:value-type="float" office:value="8.6" table:style-name="ce7">
            <text:p>8.6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7">
            <text:p>35.00</text:p>
          </table:table-cell>
          <table:table-cell office:value-type="float" office:value="4" table:style-name="ce6">
            <text:p>4</text:p>
          </table:table-cell>
          <table:table-cell office:value-type="float" office:value="3.9" table:style-name="ce7">
            <text:p>3.9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0" table:style-name="ce8">
            <text:p>60</text:p>
          </table:table-cell>
          <table:table-cell office:value-type="float" office:value="59.3" table:style-name="ce9">
            <text:p>59.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0" table:style-name="ce8">
            <text:p>60</text:p>
          </table:table-cell>
          <table:table-cell office:value-type="float" office:value="59.3" table:style-name="ce9">
            <text:p>59.30</text:p>
          </table:table-cell>
          <table:table-cell office:value-type="currency" office:value="195935.53" table:style-name="ce10">
            <text:p>£195,935.53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3817.91" table:style-name="ce10">
            <text:p>£53,817.91</text:p>
          </table:table-cell>
          <table:table-cell office:value-type="currency" office:value="21154.78" table:style-name="ce10">
            <text:p>£21,154.78</text:p>
          </table:table-cell>
          <table:table-cell office:value-type="currency" office:value="270908.21999999997" table:style-name="ce11">
            <text:p>£270,908.2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70908.21999999997" table:style-name="ce12">
            <text:p>£270,908.2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0" table:style-name="ce6">
            <text:p>90</text:p>
          </table:table-cell>
          <table:table-cell office:value-type="float" office:value="84.98" table:style-name="ce7">
            <text:p>84.98</text:p>
          </table:table-cell>
          <table:table-cell office:value-type="float" office:value="125" table:style-name="ce6">
            <text:p>125</text:p>
          </table:table-cell>
          <table:table-cell office:value-type="float" office:value="123.99" table:style-name="ce7">
            <text:p>123.99</text:p>
          </table:table-cell>
          <table:table-cell office:value-type="float" office:value="105" table:style-name="ce6">
            <text:p>105</text:p>
          </table:table-cell>
          <table:table-cell office:value-type="float" office:value="104.23" table:style-name="ce7">
            <text:p>104.23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7">
            <text:p>19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351" table:style-name="ce8">
            <text:p>351</text:p>
          </table:table-cell>
          <table:table-cell office:value-type="float" office:value="338.2" table:style-name="ce9">
            <text:p>338.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9">
            <text:p>5.00</text:p>
          </table:table-cell>
          <table:table-cell table:style-name="ce7"/>
          <table:table-cell office:value-type="float" office:value="356" table:style-name="ce8">
            <text:p>356</text:p>
          </table:table-cell>
          <table:table-cell office:value-type="float" office:value="343.2" table:style-name="ce9">
            <text:p>343.20</text:p>
          </table:table-cell>
          <table:table-cell office:value-type="currency" office:value="1063948.72" table:style-name="ce10">
            <text:p>£1,063,948.72</text:p>
          </table:table-cell>
          <table:table-cell office:value-type="currency" office:value="12587.68" table:style-name="ce10">
            <text:p>£12,587.68</text:p>
          </table:table-cell>
          <table:table-cell office:value-type="currency" office:value="1500" table:style-name="ce10">
            <text:p>£1,500.00</text:p>
          </table:table-cell>
          <table:table-cell office:value-type="currency" office:value="10492.85" table:style-name="ce10">
            <text:p>£10,492.85</text:p>
          </table:table-cell>
          <table:table-cell office:value-type="currency" office:value="266534.94" table:style-name="ce10">
            <text:p>£266,534.94</text:p>
          </table:table-cell>
          <table:table-cell office:value-type="currency" office:value="113477.58" table:style-name="ce10">
            <text:p>£113,477.58</text:p>
          </table:table-cell>
          <table:table-cell office:value-type="currency" office:value="1468541.77" table:style-name="ce11">
            <text:p>£1,468,541.77</text:p>
          </table:table-cell>
          <table:table-cell office:value-type="currency" office:value="0" table:style-name="ce10">
            <text:p>£0.00</text:p>
          </table:table-cell>
          <table:table-cell office:value-type="currency" office:value="46949" table:style-name="ce10">
            <text:p>£46,949.00</text:p>
          </table:table-cell>
          <table:table-cell office:value-type="currency" office:value="46949" table:style-name="ce11">
            <text:p>£46,949.00</text:p>
          </table:table-cell>
          <table:table-cell office:value-type="currency" office:value="1515490.77" table:style-name="ce12">
            <text:p>£1,515,490.7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8" table:style-name="ce6">
            <text:p>8</text:p>
          </table:table-cell>
          <table:table-cell office:value-type="float" office:value="7.5" table:style-name="ce7">
            <text:p>7.50</text:p>
          </table:table-cell>
          <table:table-cell office:value-type="float" office:value="92" table:style-name="ce6">
            <text:p>92</text:p>
          </table:table-cell>
          <table:table-cell office:value-type="float" office:value="90.1" table:style-name="ce7">
            <text:p>90.10</text:p>
          </table:table-cell>
          <table:table-cell office:value-type="float" office:value="7" table:style-name="ce6">
            <text:p>7</text:p>
          </table:table-cell>
          <table:table-cell office:value-type="float" office:value="6.8" table:style-name="ce7">
            <text:p>6.8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5" table:style-name="ce8">
            <text:p>115</text:p>
          </table:table-cell>
          <table:table-cell office:value-type="float" office:value="112.39999999999999" table:style-name="ce9">
            <text:p>112.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float" office:value="113.39999999999999" table:style-name="ce9">
            <text:p>113.40</text:p>
          </table:table-cell>
          <table:table-cell office:value-type="currency" office:value="324285.77" table:style-name="ce10">
            <text:p>£324,285.77</text:p>
          </table:table-cell>
          <table:table-cell office:value-type="currency" office:value="7116.19" table:style-name="ce10">
            <text:p>£7,116.19</text:p>
          </table:table-cell>
          <table:table-cell office:value-type="currency" office:value="11220" table:style-name="ce10">
            <text:p>£11,22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3578.880000000005" table:style-name="ce10">
            <text:p>£83,578.88</text:p>
          </table:table-cell>
          <table:table-cell office:value-type="currency" office:value="35988.32" table:style-name="ce10">
            <text:p>£35,988.32</text:p>
          </table:table-cell>
          <table:table-cell office:value-type="currency" office:value="462189.16000000003" table:style-name="ce11">
            <text:p>£462,189.16</text:p>
          </table:table-cell>
          <table:table-cell office:value-type="currency" office:value="9303.48" table:style-name="ce10">
            <text:p>£9,303.48</text:p>
          </table:table-cell>
          <table:table-cell office:value-type="currency" office:value="0" table:style-name="ce10">
            <text:p>£0.00</text:p>
          </table:table-cell>
          <table:table-cell office:value-type="currency" office:value="9303.48" table:style-name="ce11">
            <text:p>£9,303.48</text:p>
          </table:table-cell>
          <table:table-cell office:value-type="currency" office:value="471492.64" table:style-name="ce12">
            <text:p>£471,492.6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/>
        </table:table-row>
        <table:table-row table:number-rows-repeated="14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ji Mathew John</meta:initial-creator>
    <dc:creator>Caroline Jones</dc:creator>
    <meta:creation-date>2022-05-25T10:02:41Z</meta:creation-date>
    <dc:date>2023-08-08T14:14:36Z</dc:date>
  </office:meta>
</office:document-meta>
</file>